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2b075" officeooo:paragraph-rsid="0002b075"/>
    </style:style>
    <style:style style:name="P2" style:family="paragraph" style:parent-style-name="Standard">
      <style:paragraph-properties fo:text-align="justify" style:justify-single-word="false"/>
      <style:text-properties officeooo:rsid="00032436" officeooo:paragraph-rsid="00032436"/>
    </style:style>
    <style:style style:name="P3" style:family="paragraph" style:parent-style-name="Standard">
      <style:paragraph-properties fo:text-align="justify" style:justify-single-word="false"/>
      <style:text-properties officeooo:rsid="00047926" officeooo:paragraph-rsid="00047926"/>
    </style:style>
    <style:style style:name="P4" style:family="paragraph" style:parent-style-name="Standard">
      <style:paragraph-properties fo:text-align="justify" style:justify-single-word="false"/>
      <style:text-properties officeooo:rsid="0006221c" officeooo:paragraph-rsid="0006221c"/>
    </style:style>
    <style:style style:name="P5" style:family="paragraph" style:parent-style-name="Standard">
      <style:paragraph-properties fo:text-align="justify" style:justify-single-word="false"/>
      <style:text-properties officeooo:rsid="00078682" officeooo:paragraph-rsid="00078682"/>
    </style:style>
    <style:style style:name="P6" style:family="paragraph" style:parent-style-name="Standard">
      <style:paragraph-properties fo:text-align="justify" style:justify-single-word="false"/>
      <style:text-properties officeooo:rsid="0009188f" officeooo:paragraph-rsid="0009188f"/>
    </style:style>
    <style:style style:name="P7" style:family="paragraph" style:parent-style-name="Text_20_body">
      <style:text-properties officeooo:rsid="000cf700" officeooo:paragraph-rsid="000cf700"/>
    </style:style>
    <style:style style:name="P8" style:family="paragraph" style:parent-style-name="Text_20_body">
      <style:text-properties officeooo:rsid="000d3a70" officeooo:paragraph-rsid="000d3a70"/>
    </style:style>
    <style:style style:name="P9" style:family="paragraph" style:parent-style-name="Text_20_body">
      <style:text-properties officeooo:rsid="000f7817" officeooo:paragraph-rsid="000f7817"/>
    </style:style>
    <style:style style:name="P10" style:family="paragraph" style:parent-style-name="Text_20_body">
      <style:text-properties officeooo:rsid="00133df9" officeooo:paragraph-rsid="00133df9"/>
    </style:style>
    <style:style style:name="P11" style:family="paragraph" style:parent-style-name="Text_20_body">
      <style:text-properties officeooo:rsid="00144efa" officeooo:paragraph-rsid="00144efa"/>
    </style:style>
    <style:style style:name="P12" style:family="paragraph" style:parent-style-name="Text_20_body">
      <style:text-properties officeooo:rsid="00160d0f" officeooo:paragraph-rsid="00160d0f"/>
    </style:style>
    <style:style style:name="P13" style:family="paragraph" style:parent-style-name="Text_20_body">
      <style:text-properties officeooo:rsid="001725a7" officeooo:paragraph-rsid="001725a7"/>
    </style:style>
    <style:style style:name="P14" style:family="paragraph" style:parent-style-name="Text_20_body">
      <style:text-properties officeooo:rsid="0018fc9b" officeooo:paragraph-rsid="0018fc9b"/>
    </style:style>
    <style:style style:name="P15" style:family="paragraph" style:parent-style-name="Text_20_body">
      <style:text-properties officeooo:rsid="00160d0f" officeooo:paragraph-rsid="00160d0f"/>
    </style:style>
    <style:style style:name="P16" style:family="paragraph" style:parent-style-name="Text_20_body">
      <style:text-properties officeooo:rsid="001c320b" officeooo:paragraph-rsid="001c320b"/>
    </style:style>
    <style:style style:name="T1" style:family="text">
      <style:text-properties officeooo:rsid="000b514f"/>
    </style:style>
    <style:style style:name="T2" style:family="text">
      <style:text-properties officeooo:rsid="000db72f"/>
    </style:style>
    <style:style style:name="T3" style:family="text">
      <style:text-properties officeooo:rsid="000f8f45"/>
    </style:style>
    <style:style style:name="T4" style:family="text">
      <style:text-properties officeooo:rsid="00116bcb"/>
    </style:style>
    <style:style style:name="T5" style:family="text">
      <style:text-properties officeooo:rsid="00145adb"/>
    </style:style>
    <style:style style:name="T6" style:family="text">
      <style:text-properties officeooo:rsid="0018f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TEI – Headers. </text:p>
      <text:p text:style-name="P1"/>
      <text:h text:style-name="Heading_20_1" text:outline-level="1">Reprise cours. </text:h>
      <text:p text:style-name="P2">Sur la séance 4 Github, récupérer correction Misanthrope et DTD. </text:p>
      <text:p text:style-name="P2"/>
      <text:p text:style-name="P3">Quelque soit le fichier, il y a toujours un élément racine. En TEI, ce sera &lt;TEI&gt;&lt;/TEI&gt;. Pour les DTD, ne pas oublier de fermer le DOCTYPE sinon on a une erreur. </text:p>
      <text:p text:style-name="P4">Dans Oxygen, document → schema → associer schéma et chercher notre fichier, vérifier qu’il s’agit bien d’un .dtd. Avec TEI, on utilisera un fichier relaxng. </text:p>
      <text:p text:style-name="P4"/>
      <text:p text:style-name="P5">Dans les DTD externes, on n’a plus besoin de commencer par un &lt;!DOCTYPE. </text:p>
      <text:p text:style-name="P5"/>
      <text:p text:style-name="P6">CDATA n’est jamais entre parenthèses contrairement à #PCDATA. </text:p>
      <text:p text:style-name="P6">Dans les parenthèses, on ne trouve que les enfants directs. </text:p>
      <text:p text:style-name="P6"/>
      <text:h text:style-name="Heading_20_1" text:outline-level="1">TEI.</text:h>
      <text:p text:style-name="Text_20_body"><text:s/><text:span text:style-name="T1">Convertir le fichier Verlaine en TEI. </text:span></text:p>
      <text:p text:style-name="P7">Les TEI guidelines donne les instructions pour utiliser les balises de TEI. </text:p>
      <text:p text:style-name="P8">&lt;lg&gt;</text:p>
      <text:p text:style-name="P8"><text:tab/>&lt;l&gt;&lt;/l&gt;</text:p>
      <text:p text:style-name="P8">&lt;/lg&gt;</text:p>
      <text:p text:style-name="P8">Créer un nouveau fichier TEI <text:span text:style-name="T2">(ALL) dans Oxygen. Attribut xmlns signifie xml name space. </text:span></text:p>
      <text:p text:style-name="P9">La balise <text:span text:style-name="T3">&lt;</text:span>header<text:span text:style-name="T3">&gt;</text:span> contient les informations de métadonnées. <text:span text:style-name="T4">Les éléments du &lt;header&gt; sont obligatoires en TEI. </text:span></text:p>
      <text:p text:style-name="P10">Attribut : xml:id=, le nom de l’id doit suivre certaines règles : ne pas commencer par une chiffre ou #. </text:p>
      <text:p text:style-name="P10"/>
      <text:p text:style-name="P11">Le header de TEI est obligatoire. </text:p>
      <text:p text:style-name="P11">&lt;TEI xmlns="http://www.tei-c.org/ns/1.0"&gt;</text:p>
      <text:p text:style-name="P11"><text:s text:c="3"/>&lt;teiHeader&gt;</text:p>
      <text:p text:style-name="P11"><text:s text:c="6"/>&lt;fileDesc&gt;</text:p>
      <text:p text:style-name="P11"><text:s text:c="9"/>&lt;titleStmt&gt;</text:p>
      <text:p text:style-name="P11"><text:s text:c="12"/>&lt;title&gt;Le Misanthrope&lt;/title&gt;</text:p>
      <text:p text:style-name="P11"><text:s text:c="12"/>&lt;author&gt;Molière&lt;/author&gt;</text:p>
      <text:p text:style-name="P11"><text:soft-page-break/><text:s text:c="9"/>&lt;/titleStmt&gt;</text:p>
      <text:p text:style-name="P11"><text:s text:c="9"/>&lt;publicationStmt&gt;</text:p>
      <text:p text:style-name="P11"><text:s text:c="12"/>&lt;p&gt;Publication Information&lt;/p&gt;</text:p>
      <text:p text:style-name="P11"><text:s text:c="9"/>&lt;/publicationStmt&gt;</text:p>
      <text:p text:style-name="P11"><text:s text:c="9"/>&lt;sourceDesc&gt;</text:p>
      <text:p text:style-name="P11"><text:s text:c="12"/>&lt;p&gt;Information about the source&lt;/p&gt;</text:p>
      <text:p text:style-name="P11"><text:s text:c="9"/>&lt;/sourceDesc&gt;</text:p>
      <text:p text:style-name="P11"><text:s text:c="6"/>&lt;/fileDesc&gt;</text:p>
      <text:p text:style-name="P11"><text:s text:c="3"/>&lt;/teiHeader&gt;</text:p>
      <text:p text:style-name="P11"><text:s text:c="3"/>&lt;text&gt;</text:p>
      <text:p text:style-name="P11"/>
      <text:p text:style-name="P11">&lt;front&gt; : préface, non obligatoire. </text:p>
      <text:p text:style-name="P11">&lt;text&gt; obligatoire.</text:p>
      <text:p text:style-name="P11">&lt;back&gt; postface<text:span text:style-name="T5">s, épilogues, appendices</text:span>, non obligatoire. </text:p>
      <text:p text:style-name="P12">Les &lt;div&gt; de même niveau doivent représenter les même choses. </text:p>
      <text:p text:style-name="P12"><text:tab/>Ex : div1 d’un livre = chapitre et cela doit toujours être un chapitre (que l’on peut spécifier avec un attribut de type). </text:p>
      <text:p text:style-name="P12"/>
      <text:p text:style-name="P16">Le TEI-Header peut être augmenté des éléments suivants (si cela est nécessaire et pertinent pour la compréhension du document). </text:p>
      <text:p text:style-name="P13">FileDesc : description bibliographique du document.</text:p>
      <text:p text:style-name="P13">EncodingDesc : description de l’encodage. </text:p>
      <text:p text:style-name="P13">ProfileDesc : description détaillée des <text:span text:style-name="T6">aspects non bibliographiques. </text:span></text:p>
      <text:p text:style-name="P14">RevisionDesc : résume l’historique des révision d’un fichi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4T13:01:22.166720412</meta:creation-date>
    <meta:generator>LibreOffice/5.3.7.2$MacOSX_X86_64 LibreOffice_project/6b8ed514a9f8b44d37a1b96673cbbdd077e24059</meta:generator>
    <dc:date>2018-11-06T09:41:57.894027006</dc:date>
    <meta:editing-duration>PT1H53M23S</meta:editing-duration>
    <meta:editing-cycles>23</meta:editing-cycles>
    <meta:document-statistic meta:table-count="0" meta:image-count="0" meta:object-count="0" meta:page-count="2" meta:paragraph-count="44" meta:word-count="293" meta:character-count="2151" meta:non-whitespace-character-count="1753"/>
  </office:meta>
</office:document-meta>
</file>